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face</text:p>
      <text:p text:style-name="P4"/>
      <text:p text:style-name="P5">I hope one day I have notes (open books) for all my classes so that students won't have to spend 100's of dollars on books. This is one of them. It's still under heavy construction.</text:p>
      <text:p text:style-name="P6"/>
      <text:p text:style-name="P6"/>
      <text:p text:style-name="P6">Goal</text:p>
      <text:p text:style-name="P5">Learn Python programming, learn some CS theory, and have fun. You will learn how to do basic graphics and animation. Woo hoo ....</text:p>
      <text:p text:style-name="P6"/>
      <text:p text:style-name="P6"/>
      <text:p text:style-name="P6">Audience</text:p>
      <text:p text:style-name="P5">Anyone who can read, has access to a computer and the Internet, and most importantly, wants to learn. I do not assume any knowledge of programming. However, I do assume you want to learn.</text:p>
      <text:p text:style-name="P6"/>
      <text:p text:style-name="P6"/>
      <text:p text:style-name="P6">Disclaimer</text:p>
      <text:p text:style-name="P7"><text:span text:style-name="T1">While this set of notes is being constantly being revised, we do still miss some errors, so please make this a great book by reporting bugs to </text:span><text:a xlink:type="simple" xlink:href="mailto:yliow@ccis.edu"><text:span text:style-name="T1">yliow@ccis.edu</text:span></text:a><text:span text:style-name="T1">.</text:span></text:p>
      <text:p text:style-name="P5"/>
      <text:p text:style-name="P5"/>
      <text:p text:style-name="P6">Acknowledgments</text:p>
      <text:p text:style-name="P5">I want to thank the following people for using and testing out these set of notes.</text:p>
      <text:list xml:id="list7742144719578905879" text:style-name="L1">
        <text:list-item>
          <text:p text:style-name="P9">CCPC 2006</text:p>
        </text:list-item>
        <text:list-item>
          <text:p text:style-name="P10">Josh Lory</text:p>
        </text:list-item>
        <text:list-item>
          <text:p text:style-name="P10">Shahthureen Khan</text:p>
        </text:list-item>
        <text:list-item>
          <text:p text:style-name="P10">Nick Myers</text:p>
        </text:list-item>
        <text:list-item>
          <text:p text:style-name="P10">Brad Nullmeyer</text:p>
        </text:list-item>
        <text:list-item>
          <text:p text:style-name="P10">Rosalie Purvis</text:p>
        </text:list-item>
        <text:list-item>
          <text:p text:style-name="P10">Dan Zhoa</text:p>
        </text:list-item>
        <text:list-item>
          <text:p text:style-name="P12">CISS145 Spring 2009</text:p>
        </text:list-item>
      </text:list>
      <text:p text:style-name="P11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ython Programming 1 v0.2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Yihsiang Liow</meta:initial-creator>
    <meta:creation-date>2005-12-14T10:14:39</meta:creation-date>
    <dc:date>2012-09-20T00:03:10.21</dc:date>
    <dc:language>en-US</dc:language>
    <meta:editing-cycles>112</meta:editing-cycles>
    <meta:editing-duration>P2DT21H36M1S</meta:editing-duration>
    <meta:document-statistic meta:table-count="0" meta:image-count="0" meta:object-count="0" meta:page-count="1" meta:paragraph-count="20" meta:word-count="176" meta:character-count="943"/>
    <meta:user-defined meta:name="Info 1"/>
    <meta:user-defined meta:name="Info 2"/>
    <meta:user-defined meta:name="Info 3"/>
    <meta:user-defined meta:name="Info 4"/>
  </office:meta>
</office:document-meta>
</file>